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9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8" manifest:media-type="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0f47" officeooo:paragraph-rsid="000e0f47"/>
    </style:style>
    <style:style style:name="P2" style:family="paragraph" style:parent-style-name="Text_20_body">
      <style:text-properties fo:font-size="12pt" style:font-size-asian="10.5pt" style:font-size-complex="12pt"/>
    </style:style>
    <style:style style:name="P3" style:family="paragraph" style:parent-style-name="Text_20_body">
      <style:text-properties fo:font-size="12pt" style:text-underline-style="solid" style:text-underline-width="auto" style:text-underline-color="font-color" officeooo:rsid="000e0f47" officeooo:paragraph-rsid="000e0f47" style:font-size-asian="10.5pt" style:font-size-complex="12pt"/>
    </style:style>
    <style:style style:name="P4" style:family="paragraph" style:parent-style-name="Text_20_body">
      <style:text-properties fo:font-size="12pt" style:text-underline-style="solid" style:text-underline-width="auto" style:text-underline-color="font-color" officeooo:rsid="000f3f2d" officeooo:paragraph-rsid="000f3f2d" style:font-size-asian="10.5pt" style:font-size-complex="12pt"/>
    </style:style>
    <style:style style:name="P5" style:family="paragraph" style:parent-style-name="Text_20_body">
      <style:paragraph-properties fo:text-align="start" style:justify-single-word="false"/>
      <style:text-properties fo:font-size="12pt" style:text-underline-style="solid" style:text-underline-width="auto" style:text-underline-color="font-color" officeooo:rsid="001233b8" officeooo:paragraph-rsid="001233b8" style:font-size-asian="10.5pt" style:font-size-complex="12pt"/>
    </style:style>
    <style:style style:name="P6" style:family="paragraph" style:parent-style-name="Text_20_body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5a626" officeooo:paragraph-rsid="0015a626" style:font-size-asian="10.5pt" style:font-size-complex="12pt"/>
    </style:style>
    <style:style style:name="P7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Lucida Console" fo:font-size="10pt" style:text-underline-style="solid" style:text-underline-width="auto" style:text-underline-color="font-color" officeooo:rsid="00145a78" officeooo:paragraph-rsid="00145a78" style:font-size-asian="8.75pt" style:font-size-complex="10pt"/>
    </style:style>
    <style:style style:name="P8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style:font-name="Lucida Console" fo:font-size="10pt" style:text-underline-style="solid" style:text-underline-width="auto" style:text-underline-color="font-color" officeooo:rsid="00145a78" officeooo:paragraph-rsid="0019325e" style:font-size-asian="8.75pt" style:font-size-complex="10pt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45a78" officeooo:paragraph-rsid="00145a78" style:font-size-asian="10.5pt" style:font-size-complex="12pt"/>
    </style:style>
    <style:style style:name="P1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146ad3" officeooo:paragraph-rsid="00146ad3" style:font-size-asian="10.5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solid" style:text-underline-width="auto" style:text-underline-color="font-color" officeooo:rsid="000e0f47" officeooo:paragraph-rsid="00146ad3" style:font-size-asian="10.5pt" style:font-size-complex="12pt"/>
    </style:style>
    <style:style style:name="P12" style:family="paragraph" style:parent-style-name="Title">
      <style:text-properties fo:font-size="20pt" style:font-size-asian="20pt" style:font-size-complex="20pt"/>
    </style:style>
    <style:style style:name="P13" style:family="paragraph" style:parent-style-name="Heading_20_3">
      <style:text-properties fo:font-weight="normal" style:font-weight-asian="normal" style:font-weight-complex="normal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>
      <style:text-properties fo:font-size="12pt" style:text-underline-style="none" officeooo:rsid="000e0f47" officeooo:paragraph-rsid="000e0f47" style:font-size-asian="10.5pt" style:font-size-complex="12pt"/>
    </style:style>
    <style:style style:name="P16" style:family="paragraph" style:parent-style-name="Text_20_body">
      <style:paragraph-properties fo:text-align="center" style:justify-single-word="false"/>
      <style:text-properties fo:font-size="12pt" style:text-underline-style="none" officeooo:rsid="001350d0" officeooo:paragraph-rsid="001233b8" style:font-size-asian="10.5pt" style:font-size-complex="12pt"/>
    </style:style>
    <style:style style:name="P17" style:family="paragraph" style:parent-style-name="Text_20_body">
      <style:text-properties style:font-name="Times New Roman1" fo:font-size="12pt" style:text-underline-style="solid" style:text-underline-width="auto" style:text-underline-color="font-color" fo:font-weight="normal" officeooo:rsid="000e0f47" officeooo:paragraph-rsid="000e0f47" style:font-size-asian="12pt" style:font-weight-asian="normal" style:font-size-complex="12pt" style:font-weight-complex="normal"/>
    </style:style>
    <style:style style:name="P18" style:family="paragraph" style:parent-style-name="Text_20_body">
      <style:text-properties style:font-name="Times New Roman1" fo:font-size="12pt" style:text-underline-style="solid" style:text-underline-width="auto" style:text-underline-color="font-color" fo:font-weight="normal" officeooo:rsid="000f3f2d" officeooo:paragraph-rsid="000f3f2d" style:font-size-asian="12pt" style:font-weight-asian="normal" style:font-size-complex="12pt" style:font-weight-complex="normal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46ad3" officeooo:paragraph-rsid="00146ad3" style:font-size-asian="10.5pt" style:font-size-complex="12pt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Times New Roman1" fo:font-size="12pt" style:text-underline-style="solid" style:text-underline-width="auto" style:text-underline-color="font-color" officeooo:rsid="0015a626" officeooo:paragraph-rsid="0015a626" style:font-size-asian="10.5pt" style:font-size-complex="12pt"/>
    </style:style>
    <style:style style:name="P21" style:family="paragraph" style:parent-style-name="Text_20_body">
      <style:paragraph-properties fo:text-align="center" style:justify-single-word="false"/>
      <style:text-properties style:font-name="Times New Roman1" fo:font-size="12pt" style:text-underline-style="none" fo:font-weight="normal" officeooo:rsid="00109964" officeooo:paragraph-rsid="000f3f2d" style:font-size-asian="12pt" style:font-weight-asian="normal" style:font-size-complex="12pt" style:font-weight-complex="normal"/>
    </style:style>
    <style:style style:name="P22" style:family="paragraph" style:parent-style-name="Text_20_body">
      <style:paragraph-properties fo:text-align="center" style:justify-single-word="false"/>
      <style:text-properties style:font-name="Times New Roman1" fo:font-size="12pt" style:text-underline-style="none" fo:font-weight="normal" officeooo:rsid="00178122" officeooo:paragraph-rsid="0015a626" style:font-size-asian="12pt" style:font-weight-asian="normal" style:font-size-complex="12pt" style:font-weight-complex="normal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none" officeooo:rsid="00146ad3" officeooo:paragraph-rsid="00145a78" style:font-size-asian="10.5pt" style:font-size-complex="12pt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size="12pt" style:text-underline-style="none" officeooo:rsid="00146ad3" officeooo:paragraph-rsid="00146ad3" style:font-size-asian="10.5pt" style:font-size-complex="12pt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size-asian="12pt" style:font-weight-asian="normal" style:font-weight-complex="normal"/>
    </style:style>
    <style:style style:name="T3" style:family="text">
      <style:text-properties style:text-underline-style="none" fo:font-weight="normal" officeooo:rsid="00146ad3" style:font-size-asian="12pt" style:font-weight-asian="normal" style:font-weight-complex="normal"/>
    </style:style>
    <style:style style:name="T4" style:family="text">
      <style:text-properties style:text-underline-style="none" fo:font-weight="normal" officeooo:rsid="0015a626" style:font-size-asian="12pt" style:font-weight-asian="normal" style:font-weight-complex="normal"/>
    </style:style>
    <style:style style:name="T5" style:family="text">
      <style:text-properties style:text-underline-style="none" fo:font-weight="normal" officeooo:rsid="00178122" style:font-size-asian="12pt" style:font-weight-asian="normal" style:font-weight-complex="normal"/>
    </style:style>
    <style:style style:name="T6" style:family="text">
      <style:text-properties style:text-underline-style="none" fo:font-weight="normal" officeooo:rsid="0019325e" style:font-size-asian="12pt" style:font-weight-asian="normal" style:font-weight-complex="normal"/>
    </style:style>
    <style:style style:name="T7" style:family="text">
      <style:text-properties style:text-underline-style="none" officeooo:rsid="001350d0"/>
    </style:style>
    <style:style style:name="T8" style:family="text">
      <style:text-properties style:text-underline-style="none" officeooo:rsid="00145a78"/>
    </style:style>
    <style:style style:name="T9" style:family="text">
      <style:text-properties style:text-underline-style="none" officeooo:rsid="00146ad3"/>
    </style:style>
    <style:style style:name="T10" style:family="text">
      <style:text-properties fo:font-weight="normal" style:font-size-asian="12pt" style:font-weight-asian="normal" style:font-weight-complex="normal"/>
    </style:style>
    <style:style style:name="T11" style:family="text">
      <style:text-properties fo:font-weight="normal" officeooo:rsid="00146ad3" style:font-size-asian="12pt" style:font-weight-asian="normal" style:font-weight-complex="normal"/>
    </style:style>
    <style:style style:name="T12" style:family="text">
      <style:text-properties style:font-name="Lucida Console" fo:font-size="10pt" style:text-underline-style="none" fo:font-weight="normal" style:font-size-asian="10pt" style:font-weight-asian="normal" style:font-size-complex="10pt" style:font-weight-complex="normal"/>
    </style:style>
    <style:style style:name="T13" style:family="text">
      <style:text-properties style:font-name="Lucida Console" fo:font-size="10pt" style:text-underline-style="none" style:font-size-asian="10pt" style:font-size-complex="10pt"/>
    </style:style>
    <style:style style:name="T14" style:family="text">
      <style:text-properties style:font-name="Times New Roman1" style:text-underline-style="none" fo:font-weight="normal" style:font-size-asian="12pt" style:font-weight-asian="normal" style:font-weight-complex="normal"/>
    </style:style>
    <style:style style:name="T15" style:family="text">
      <style:text-properties style:font-name="Times New Roman1" style:text-underline-style="none" fo:font-weight="normal" officeooo:rsid="000f3f2d" style:font-size-asian="12pt" style:font-weight-asian="normal" style:font-weight-complex="normal"/>
    </style:style>
    <style:style style:name="T16" style:family="text">
      <style:text-properties style:font-name="Times New Roman1" style:text-underline-style="none" fo:font-weight="normal" officeooo:rsid="000f66cb" style:font-size-asian="12pt" style:font-weight-asian="normal" style:font-weight-complex="normal"/>
    </style:style>
    <style:style style:name="T17" style:family="text">
      <style:text-properties style:font-name="Times New Roman1" style:text-underline-style="none" fo:font-weight="normal" officeooo:rsid="00109964" style:font-size-asian="12pt" style:font-weight-asian="normal" style:font-weight-complex="normal"/>
    </style:style>
    <style:style style:name="T18" style:family="text">
      <style:text-properties style:font-name="Times New Roman1" style:text-underline-style="none" fo:font-weight="normal" officeooo:rsid="001233b8" style:font-size-asian="12pt" style:font-weight-asian="normal" style:font-weight-complex="normal"/>
    </style:style>
    <style:style style:name="T19" style:family="text">
      <style:text-properties style:font-name="Times New Roman1" style:text-underline-style="none" fo:font-weight="normal" officeooo:rsid="001350d0" style:font-size-asian="12pt" style:font-weight-asian="normal" style:font-weight-complex="normal"/>
    </style:style>
    <style:style style:name="T20" style:family="text">
      <style:text-properties style:font-name="Lucida Console1" style:text-underline-style="none"/>
    </style:style>
    <style:style style:name="T21" style:family="text">
      <style:text-properties style:font-name="Lucida Console1" style:text-underline-style="none" fo:font-weight="normal" officeooo:rsid="0019325e" style:font-size-asian="12pt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masz Beneś</text:p>
      <text:p text:style-name="P1">6 stycznia 2020</text:p>
      <text:p text:style-name="P12">Obliczenia Naukowe – Lista 5</text:p>
      <text:p text:style-name="P2"/>
      <text:h text:style-name="P13" text:outline-level="3">Zadanie 1 – Eliminacja Gaussa</text:h>
      <text:p text:style-name="P14"/>
      <text:p text:style-name="P3">Opis problemu</text:p>
      <text:p text:style-name="P15"><text:tab/>Nie można użyć standardowej metody ze względu na zbyt duży rozmiar i rzadkość macierzy. Macierz jest regularna, blokowa, z czego każdy rodzaj z trzech bloków tworzy diagonalę. Taka budowa pozwala zoptymalizować algorytm eliminacji Gaussa, by można go użyć do odpowiednio przechowanej macierzy.</text:p>
      <text:p text:style-name="P3">Sposób przechowania macierzy</text:p>
      <text:p text:style-name="P3"><text:span text:style-name="T1"><text:tab/>Pamiętanie wszystkich zer w macierzy byłoby bardzo nieefektywne oraz niepotrzebne, dlatego użyta została odpowiednia struktura języka </text:span><text:span text:style-name="T13">Julia</text:span><text:span text:style-name="T1"> - </text:span><text:span text:style-name="T12">SparseMatrix</text:span><text:span text:style-name="T1">, która zapamiętuje jedynie wartości niezerowe. Ponieważ <text:s/></text:span><text:span text:style-name="T12">SparseMatrix</text:span><text:span text:style-name="T14"> przechowuje wartości w porządku kolumnowym, a w metodzie eliminacji Gaussa rozważamy przede wszystkim wiersze, przechowywana jest właściwie macierz transponowana. Jako szczegół implementacyjny, nie będzie to brane pod uwagę w dalszych rozważaniach.</text:span></text:p>
      <text:p text:style-name="P17">Metoda eliminacji Gaussa</text:p>
      <text:p text:style-name="P3"><text:span text:style-name="T14"><text:tab/>Standardowy algorytm eliminacji Gaussa (bez wyboru elementu głównego) zakłada stopniową eliminację zmiennych w odpowiednich wierszach poprzez odejmowanie innych wierszy, aby układ</text:span><text:span text:style-name="T14"><draw:frame draw:style-name="fr1" draw:name="Obiekt1" text:anchor-type="as-char" svg:y="-0.377cm" svg:width="1.286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5">zastąpić równoważnym</text:span><text:span text:style-name="T15"><draw:frame draw:style-name="fr1" draw:name="Obiekt2" text:anchor-type="as-char" svg:y="-0.377cm" svg:width="1.697cm" svg:height="0.46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5">gdzie</text:span><text:span text:style-name="T15"><draw:frame draw:style-name="fr1" draw:name="Obiekt3" text:anchor-type="as-char" svg:y="-0.377cm" svg:width="0.684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5">jest macierzą trójkątną górną.</text:span></text:p>
      <text:p text:style-name="P3"><text:span text:style-name="T15"><text:tab/>W tym celu, dla</text:span><text:span text:style-name="T15"><draw:frame draw:style-name="fr1" draw:name="Obiekt4" text:anchor-type="as-char" svg:y="-0.377cm" svg:width="2.794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15">(gdzie</text:span><text:span text:style-name="T15"><draw:frame draw:style-name="fr1" draw:name="Obiekt5" text:anchor-type="as-char" svg:y="-0.377cm" svg:width="0.422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5">to rozmiar kwadratowej macierzy</text:span><text:span text:style-name="T15"><draw:frame draw:style-name="fr1" draw:name="Obiekt6" text:anchor-type="as-char" svg:y="-0.377cm" svg:width="0.526cm" svg:height="0.467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5">) odejmujemy od wierszy</text:span><text:span text:style-name="T15"><draw:frame draw:style-name="fr1" draw:name="Obiekt10" text:anchor-type="as-char" svg:y="-0.377cm" svg:width="0.64cm" svg:height="0.531cm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,</text:span><text:span text:style-name="T15"><draw:frame draw:style-name="fr1" draw:name="Obiekt7" text:anchor-type="as-char" svg:y="-0.377cm" svg:width="2.305cm" svg:height="0.467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5">krotność</text:span><text:span text:style-name="T15"><draw:frame draw:style-name="fr1" draw:name="Obiekt8" text:anchor-type="as-char" svg:y="-0.683cm" svg:width="0.993cm" svg:height="1.124cm" draw:z-index="76"><draw:object xlink:href="./Object 8" xlink:type="simple" xlink:show="embed" xlink:actuate="onLoad"/><draw:image xlink:href="./ObjectReplacements/Object 8" xlink:type="simple" xlink:show="embed" xlink:actuate="onLoad"/><svg:desc>formuła</svg:desc></draw:frame></text:span><text:span text:style-name="T15">wiersza</text:span><text:span text:style-name="T15"><draw:frame draw:style-name="fr1" draw:name="Obiekt9" text:anchor-type="as-char" svg:y="-0.377cm" svg:width="0.601cm" svg:height="0.531cm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15">.</text:span></text:p>
      <text:p text:style-name="P3"><text:span text:style-name="T15"><text:tab/></text:span><text:span text:style-name="T16">Standardowa metoda eliminacji Gaussa ma złożoność</text:span><text:span text:style-name="T16"><draw:frame draw:style-name="fr1" draw:name="Obiekt11" text:anchor-type="as-char" svg:y="-0.437cm" svg:width="1.275cm" svg:height="0.557cm" draw:z-index="77"><draw:object xlink:href="./Object 11" xlink:type="simple" xlink:show="embed" xlink:actuate="onLoad"/><draw:image xlink:href="./ObjectReplacements/Object 11" xlink:type="simple" xlink:show="embed" xlink:actuate="onLoad"/><svg:desc>formuła</svg:desc></draw:frame></text:span><text:span text:style-name="T16">.</text:span></text:p>
      <text:p text:style-name="P18">Modyfikacje</text:p>
      <text:p text:style-name="P4"><text:span text:style-name="T14"><text:tab/></text:span><text:span text:style-name="T16">Ze względu na rzadkość macierzy i jej regularną budowę algorytm można przyspieszyć, znacznie redukując ilość wykonywanych operacji, w szczególności tych z zerem.</text:span></text:p>
      <text:p text:style-name="P4"><text:span text:style-name="T16"><text:tab/>Diagonalna budowa macierzy zapewnia, że wiele elementów, które w metodzie Gaussa należy zerować, już zerami będzie. Dzięki regularnej strukturze możemy oszacować, który </text:span><text:span text:style-name="T19">wiersz</text:span><text:span text:style-name="T16"> będzie ostatnim, dla danej kolumny</text:span><text:span text:style-name="T16"><draw:frame draw:style-name="fr1" draw:name="Obiekt12" text:anchor-type="as-char" svg:y="-0.226cm" svg:width="0.504cm" svg:height="0.332cm" draw:z-index="9"><draw:object xlink:href="./Object 12" xlink:type="simple" xlink:show="embed" xlink:actuate="onLoad"/><draw:image xlink:href="./ObjectReplacements/Object 12" xlink:type="simple" xlink:show="embed" xlink:actuate="onLoad"/></draw:frame></text:span><text:span text:style-name="T16">, w którym wartość w tej kolumnie będzie niezerowa.</text:span></text:p>
      <text:p text:style-name="P4"><text:span text:style-name="T16"><text:tab/>Ponieważ macierz</text:span><text:span text:style-name="T16"><draw:frame draw:style-name="fr1" draw:name="Obiekt13" text:anchor-type="as-char" svg:y="-0.377cm" svg:width="0.621cm" svg:height="0.531cm" draw:z-index="10"><draw:object xlink:href="./Object 13" xlink:type="simple" xlink:show="embed" xlink:actuate="onLoad"/><draw:image xlink:href="./ObjectReplacements/Object 13" xlink:type="simple" xlink:show="embed" xlink:actuate="onLoad"/></draw:frame></text:span><text:span text:style-name="T17">ma tylko dwie ostatnie kolumny z</text:span><text:span text:style-name="T17"><draw:frame draw:style-name="fr1" draw:name="Obiekt14" text:anchor-type="as-char" svg:y="-0.377cm" svg:width="0.33cm" svg:height="0.467cm" draw:z-index="11"><draw:object xlink:href="./Object 14" xlink:type="simple" xlink:show="embed" xlink:actuate="onLoad"/><draw:image xlink:href="./ObjectReplacements/Object 14" xlink:type="simple" xlink:show="embed" xlink:actuate="onLoad"/></draw:frame></text:span><text:span text:style-name="T17">kolumn niezerowe, jej wartości wpływać będą jedynie na co</text:span><text:span text:style-name="T17"><draw:frame draw:style-name="fr1" draw:name="Obiekt15" text:anchor-type="as-char" svg:y="-0.377cm" svg:width="0.893cm" svg:height="0.467cm" draw:z-index="12"><draw:object xlink:href="./Object 15" xlink:type="simple" xlink:show="embed" xlink:actuate="onLoad"/><draw:image xlink:href="./ObjectReplacements/Object 15" xlink:type="simple" xlink:show="embed" xlink:actuate="onLoad"/></draw:frame></text:span><text:span text:style-name="T17">i</text:span><text:span text:style-name="T17"><draw:frame draw:style-name="fr1" draw:name="Obiekt16" text:anchor-type="as-char" svg:y="-0.377cm" svg:width="0.33cm" svg:height="0.467cm" draw:z-index="13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7">-tą wartość</text:span><text:span text:style-name="T17"><draw:frame draw:style-name="fr1" draw:name="Obiekt17" text:anchor-type="as-char" svg:y="-0.386cm" svg:width="2.896cm" svg:height="0.506cm" draw:z-index="14"><draw:object xlink:href="./Object 17" xlink:type="simple" xlink:show="embed" xlink:actuate="onLoad"/><draw:image xlink:href="./ObjectReplacements/Object 17" xlink:type="simple" xlink:show="embed" xlink:actuate="onLoad"/></draw:frame></text:span><text:span text:style-name="T17">. W pozostałych przypadkach, ostatnimi niezerowymi wartościami w kolumnie będą wartości z macierzy</text:span><text:span text:style-name="T17"><draw:frame draw:style-name="fr1" draw:name="Obiekt18" text:anchor-type="as-char" svg:y="-0.377cm" svg:width="0.66cm" svg:height="0.531cm" draw:z-index="15"><draw:object xlink:href="./Object 18" xlink:type="simple" xlink:show="embed" xlink:actuate="onLoad"/><draw:image xlink:href="./ObjectReplacements/Object 18" xlink:type="simple" xlink:show="embed" xlink:actuate="onLoad"/></draw:frame></text:span><text:span text:style-name="T17">. Moż</text:span><text:span text:style-name="T18">na</text:span><text:span text:style-name="T17"> więc wyprowadzić wzór:</text:span></text:p>
      <text:p text:style-name="P21"><text:soft-page-break/><draw:frame draw:style-name="fr1" draw:name="Obiekt19" text:anchor-type="as-char" svg:y="-0.684cm" svg:width="6.583cm" svg:height="1.113cm" draw:z-index="16"><draw:object xlink:href="./Object 19" xlink:type="simple" xlink:show="embed" xlink:actuate="onLoad"/><draw:image xlink:href="./ObjectReplacements/Object 19" xlink:type="simple" xlink:show="embed" xlink:actuate="onLoad"/></draw:frame></text:p>
      <text:p text:style-name="P5"><text:span text:style-name="T17">Z</text:span><text:span text:style-name="T14">auważmy, że w przypadku</text:span><text:span text:style-name="T14"><draw:frame draw:style-name="fr1" draw:name="Obiekt20" text:anchor-type="as-char" svg:y="-0.377cm" svg:width="1.55cm" svg:height="0.483cm" draw:z-index="17"><draw:object xlink:href="./Object 20" xlink:type="simple" xlink:show="embed" xlink:actuate="onLoad"/><draw:image xlink:href="./ObjectReplacements/Object 20" xlink:type="simple" xlink:show="embed" xlink:actuate="onLoad"/></draw:frame></text:span><text:span text:style-name="T14">lub</text:span><text:span text:style-name="T14"><draw:frame draw:style-name="fr1" draw:name="Obiekt21" text:anchor-type="as-char" svg:y="-0.377cm" svg:width="0.988cm" svg:height="0.483cm" draw:z-index="18"><draw:object xlink:href="./Object 21" xlink:type="simple" xlink:show="embed" xlink:actuate="onLoad"/><draw:image xlink:href="./ObjectReplacements/Object 21" xlink:type="simple" xlink:show="embed" xlink:actuate="onLoad"/><svg:desc>formuła</svg:desc></draw:frame></text:span><text:span text:style-name="T14">wartość</text:span><text:span text:style-name="T14"><draw:frame draw:style-name="fr1" draw:name="Obiekt22" text:anchor-type="as-char" svg:y="-0.684cm" svg:width="2.014cm" svg:height="1.113cm" draw:z-index="19"><draw:object xlink:href="./Object 22" xlink:type="simple" xlink:show="embed" xlink:actuate="onLoad"/><draw:image xlink:href="./ObjectReplacements/Object 22" xlink:type="simple" xlink:show="embed" xlink:actuate="onLoad"/><svg:desc>formuła</svg:desc></draw:frame></text:span><text:span text:style-name="T14">, więc zostaną wzięte pod uwagę wartości z</text:span><text:span text:style-name="T14"><draw:frame draw:style-name="fr1" draw:name="Obiekt23" text:anchor-type="as-char" svg:y="-0.377cm" svg:width="0.621cm" svg:height="0.531cm" draw:z-index="20"><draw:object xlink:href="./Object 23" xlink:type="simple" xlink:show="embed" xlink:actuate="onLoad"/><draw:image xlink:href="./ObjectReplacements/Object 23" xlink:type="simple" xlink:show="embed" xlink:actuate="onLoad"/><svg:desc>formuła</svg:desc></draw:frame></text:span><text:span text:style-name="T14">.</text:span></text:p>
      <text:p text:style-name="P5"><text:span text:style-name="T14"><text:tab/>W podobny sposób można znaleźć wyrażenie opisujące indeks ostatniej niezerowej kolumny dla danego wiersza</text:span><text:span text:style-name="T14"><draw:frame draw:style-name="fr1" draw:name="Obiekt24" text:anchor-type="as-char" svg:y="-0.213cm" svg:width="0.49cm" svg:height="0.319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. </text:span><text:span text:style-name="T19">W rozpatrywanej macierzy wartość ta zawsze znajdzie się w diagonalnej macierzy</text:span><text:span text:style-name="T19"><draw:frame draw:style-name="fr1" draw:name="Obiekt25" text:anchor-type="as-char" svg:y="-0.377cm" svg:width="0.64cm" svg:height="0.531cm" draw:z-index="22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19">. Zauważmy, że te są zawsze odległe o</text:span><draw:frame draw:style-name="fr1" draw:name="Obiekt26" text:anchor-type="as-char" svg:y="-0.377cm" svg:width="0.33cm" svg:height="0.467cm" draw:z-index="23"><draw:object xlink:href="./Object 26" xlink:type="simple" xlink:show="embed" xlink:actuate="onLoad"/><draw:image xlink:href="./ObjectReplacements/Object 26" xlink:type="simple" xlink:show="embed" xlink:actuate="onLoad"/></draw:frame><text:span text:style-name="T7">od diagonali macierzy</text:span><text:span text:style-name="T7"><draw:frame draw:style-name="fr1" draw:name="Obiekt27" text:anchor-type="as-char" svg:y="-0.377cm" svg:width="0.526cm" svg:height="0.467cm" draw:z-index="24"><draw:object xlink:href="./Object 27" xlink:type="simple" xlink:show="embed" xlink:actuate="onLoad"/><draw:image xlink:href="./ObjectReplacements/Object 27" xlink:type="simple" xlink:show="embed" xlink:actuate="onLoad"/></draw:frame></text:span><text:span text:style-name="T7">, stąd mamy prosty wzór:</text:span></text:p>
      <text:p text:style-name="P16"><draw:frame draw:style-name="fr1" draw:name="Obiekt28" text:anchor-type="as-char" svg:y="-0.386cm" svg:width="6.114cm" svg:height="0.506cm" draw:z-index="25"><draw:object xlink:href="./Object 28" xlink:type="simple" xlink:show="embed" xlink:actuate="onLoad"/><draw:image xlink:href="./ObjectReplacements/Object 28" xlink:type="simple" xlink:show="embed" xlink:actuate="onLoad"/></draw:frame></text:p>
      <text:p text:style-name="P5"><text:span text:style-name="T7"><text:tab/>Warto zauważyć, że w wyniku kolejnych kroków eliminacji Gaussa nie pojawią się żadne niezerowe wartości powyżej diagonali macierzy</text:span><text:span text:style-name="T7"><draw:frame draw:style-name="fr1" draw:name="Obiekt29" text:anchor-type="as-char" svg:y="-0.377cm" svg:width="0.64cm" svg:height="0.531cm" draw:z-index="26"><draw:object xlink:href="./Object 29" xlink:type="simple" xlink:show="embed" xlink:actuate="onLoad"/><draw:image xlink:href="./ObjectReplacements/Object 29" xlink:type="simple" xlink:show="embed" xlink:actuate="onLoad"/><svg:desc>formuła</svg:desc></draw:frame></text:span><text:span text:style-name="T7">, więc wartość</text:span><text:span text:style-name="T7"><draw:frame draw:style-name="fr1" draw:name="Obiekt30" text:anchor-type="as-char" svg:y="-0.386cm" svg:width="3.66cm" svg:height="0.506cm" draw:z-index="27"><draw:object xlink:href="./Object 30" xlink:type="simple" xlink:show="embed" xlink:actuate="onLoad"/><draw:image xlink:href="./ObjectReplacements/Object 30" xlink:type="simple" xlink:show="embed" xlink:actuate="onLoad"/><svg:desc>formuła</svg:desc></draw:frame></text:span><text:span text:style-name="T7">pozostanie aktualna do końca.</text:span></text:p>
      <text:p text:style-name="P5"><text:span text:style-name="T7"><text:tab/></text:span><text:span text:style-name="T8">Cały zmodyfikowany algorytm wygląda następująco:</text:span></text:p>
      <text:p text:style-name="P7"><text:span text:style-name="T1">for k = 1 to n-1<text:line-break/><text:tab/>lastrow =</text:span><text:span text:style-name="T1"><draw:frame draw:style-name="fr1" draw:name="Obiekt31" text:anchor-type="as-char" svg:y="-0.386cm" svg:width="2.815cm" svg:height="0.506cm" draw:z-index="28"><draw:object xlink:href="./Object 31" xlink:type="simple" xlink:show="embed" xlink:actuate="onLoad"/><draw:image xlink:href="./ObjectReplacements/Object 31" xlink:type="simple" xlink:show="embed" xlink:actuate="onLoad"/><svg:desc>formuła</svg:desc></draw:frame></text:span><text:span text:style-name="T1"><text:line-break/><text:tab/>lastcol =</text:span><text:span text:style-name="T1"><draw:frame draw:style-name="fr1" draw:name="Obiekt32" text:anchor-type="as-char" svg:y="-0.386cm" svg:width="3.623cm" svg:height="0.506cm" draw:z-index="29"><draw:object xlink:href="./Object 32" xlink:type="simple" xlink:show="embed" xlink:actuate="onLoad"/><draw:image xlink:href="./ObjectReplacements/Object 32" xlink:type="simple" xlink:show="embed" xlink:actuate="onLoad"/><svg:desc>formuła</svg:desc></draw:frame></text:span><text:span text:style-name="T1"><text:line-break/><text:tab/>for i = k+1 to lastrow<text:line-break/><text:tab/><text:tab/>z = </text:span><text:span text:style-name="T1"><draw:frame draw:style-name="fr1" draw:name="Obiekt33" text:anchor-type="as-char" svg:y="-0.683cm" svg:width="0.993cm" svg:height="1.124cm" draw:z-index="30"><draw:object xlink:href="./Object 33" xlink:type="simple" xlink:show="embed" xlink:actuate="onLoad"/><draw:image xlink:href="./ObjectReplacements/Object 33" xlink:type="simple" xlink:show="embed" xlink:actuate="onLoad"/><svg:desc>formuła</svg:desc></draw:frame></text:span><text:span text:style-name="T1"><text:line-break/><text:tab/> <text:s text:c="4"/></text:span><text:span text:style-name="T1"><draw:frame draw:style-name="fr1" draw:name="Obiekt34" text:anchor-type="as-char" svg:y="-0.377cm" svg:width="0.85cm" svg:height="0.531cm" draw:z-index="31"><draw:object xlink:href="./Object 34" xlink:type="simple" xlink:show="embed" xlink:actuate="onLoad"/><draw:image xlink:href="./ObjectReplacements/Object 34" xlink:type="simple" xlink:show="embed" xlink:actuate="onLoad"/></draw:frame></text:span><text:span text:style-name="T1">= 0<text:line-break/><text:tab/><text:tab/>for j = k+1 to lastcol<text:line-break/><text:tab/><text:tab/> <text:s text:c="4"/></text:span><text:span text:style-name="T1"><draw:frame draw:style-name="fr1" draw:name="Obiekt35" text:anchor-type="as-char" svg:y="-0.377cm" svg:width="0.833cm" svg:height="0.531cm" draw:z-index="32"><draw:object xlink:href="./Object 35" xlink:type="simple" xlink:show="embed" xlink:actuate="onLoad"/><draw:image xlink:href="./ObjectReplacements/Object 35" xlink:type="simple" xlink:show="embed" xlink:actuate="onLoad"/><svg:desc>formuła</svg:desc></draw:frame></text:span><text:span text:style-name="T1">-= z</text:span><text:span text:style-name="T20">·</text:span><text:span text:style-name="T20"><draw:frame draw:style-name="fr1" draw:name="Obiekt36" text:anchor-type="as-char" svg:y="-0.377cm" svg:width="0.891cm" svg:height="0.531cm" draw:z-index="33"><draw:object xlink:href="./Object 36" xlink:type="simple" xlink:show="embed" xlink:actuate="onLoad"/><draw:image xlink:href="./ObjectReplacements/Object 36" xlink:type="simple" xlink:show="embed" xlink:actuate="onLoad"/><svg:desc>formuła</svg:desc></draw:frame></text:span><text:span text:style-name="T20"><text:line-break/><text:tab/> <text:s text:c="4"/></text:span><text:span text:style-name="T20"><draw:frame draw:style-name="fr1" draw:name="Obiekt37" text:anchor-type="as-char" svg:y="-0.377cm" svg:width="0.501cm" svg:height="0.531cm" draw:z-index="34"><draw:object xlink:href="./Object 37" xlink:type="simple" xlink:show="embed" xlink:actuate="onLoad"/><draw:image xlink:href="./ObjectReplacements/Object 37" xlink:type="simple" xlink:show="embed" xlink:actuate="onLoad"/></draw:frame></text:span><text:span text:style-name="T20">-= z·</text:span><text:span text:style-name="T20"><draw:frame draw:style-name="fr1" draw:name="Obiekt38" text:anchor-type="as-char" svg:y="-0.377cm" svg:width="0.559cm" svg:height="0.531cm" draw:z-index="35"><draw:object xlink:href="./Object 38" xlink:type="simple" xlink:show="embed" xlink:actuate="onLoad"/><draw:image xlink:href="./ObjectReplacements/Object 38" xlink:type="simple" xlink:show="embed" xlink:actuate="onLoad"/><svg:desc>formuła</svg:desc></draw:frame></text:span></text:p>
      <text:p text:style-name="P9"><text:span text:style-name="T1"><text:tab/>Zakładając, że</text:span><draw:frame draw:style-name="fr1" draw:name="Obiekt39" text:anchor-type="as-char" svg:y="-0.377cm" svg:width="0.33cm" svg:height="0.467cm" draw:z-index="36"><draw:object xlink:href="./Object 39" xlink:type="simple" xlink:show="embed" xlink:actuate="onLoad"/><draw:image xlink:href="./ObjectReplacements/Object 39" xlink:type="simple" xlink:show="embed" xlink:actuate="onLoad"/><svg:desc>formuła</svg:desc></draw:frame><text:span text:style-name="T1">jest stałe, złożoność zmodyfikowanego algorytmu wynosi</text:span><text:span text:style-name="T1"><draw:frame draw:style-name="fr1" draw:name="Obiekt40" text:anchor-type="as-char" svg:y="-0.386cm" svg:width="1.147cm" svg:height="0.506cm" draw:z-index="37"><draw:object xlink:href="./Object 40" xlink:type="simple" xlink:show="embed" xlink:actuate="onLoad"/><draw:image xlink:href="./ObjectReplacements/Object 40" xlink:type="simple" xlink:show="embed" xlink:actuate="onLoad"/><svg:desc>formuła</svg:desc></draw:frame></text:span><text:span text:style-name="T1">, </text:span><text:span text:style-name="T9">ponieważ zewnętrzna pętla wykonuje</text:span><text:span text:style-name="T9"><draw:frame draw:style-name="fr1" draw:name="Obiekt41" text:anchor-type="as-char" svg:y="-0.377cm" svg:width="0.984cm" svg:height="0.467cm" draw:z-index="38"><draw:object xlink:href="./Object 41" xlink:type="simple" xlink:show="embed" xlink:actuate="onLoad"/><draw:image xlink:href="./ObjectReplacements/Object 41" xlink:type="simple" xlink:show="embed" xlink:actuate="onLoad"/></draw:frame></text:span><text:span text:style-name="T9">przebiegów, a wewnętrzne pętle odpowiednio maksymalnie</text:span><text:span text:style-name="T9"><draw:frame draw:style-name="fr1" draw:name="Obiekt42" text:anchor-type="as-char" svg:y="-0.377cm" svg:width="0.586cm" svg:height="0.467cm" draw:z-index="39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9">i</text:span><text:span text:style-name="T9"><draw:frame draw:style-name="fr1" draw:name="Obiekt43" text:anchor-type="as-char" svg:y="-0.377cm" svg:width="0.33cm" svg:height="0.467cm" draw:z-index="40"><draw:object xlink:href="./Object 43" xlink:type="simple" xlink:show="embed" xlink:actuate="onLoad"/><draw:image xlink:href="./ObjectReplacements/Object 43" xlink:type="simple" xlink:show="embed" xlink:actuate="onLoad"/><svg:desc>formuła</svg:desc></draw:frame></text:span><text:span text:style-name="T9">.</text:span></text:p>
      <text:p text:style-name="P23"/>
      <text:p text:style-name="P10">Algorytm podstawiania wstecz</text:p>
      <text:p text:style-name="P10"><text:span text:style-name="T1"><text:tab/>Aby z otrzymanego w wyniku eliminacji Gaussa układu trójkątnego otrzymać wektor</text:span><text:span text:style-name="T1"><draw:frame draw:style-name="fr1" draw:name="Obiekt44" text:anchor-type="as-char" svg:y="-0.377cm" svg:width="0.432cm" svg:height="0.467cm" draw:z-index="41"><draw:object xlink:href="./Object 44" xlink:type="simple" xlink:show="embed" xlink:actuate="onLoad"/><draw:image xlink:href="./ObjectReplacements/Object 44" xlink:type="simple" xlink:show="embed" xlink:actuate="onLoad"/></draw:frame></text:span><text:span text:style-name="T1">, należy wykonać jeszcze jeden krok, jakim jest algorytm podstawiania wstecz. Algorytm jest dość trywialny, by nie przywoływać go w formie pseudokodu. Zauważmy jednak, że dzięki znajomości</text:span><text:span text:style-name="T1"><draw:frame draw:style-name="fr1" draw:name="Obiekt45" text:anchor-type="as-char" svg:y="-0.386cm" svg:width="3.66cm" svg:height="0.506cm" draw:z-index="42"><draw:object xlink:href="./Object 45" xlink:type="simple" xlink:show="embed" xlink:actuate="onLoad"/><draw:image xlink:href="./ObjectReplacements/Object 45" xlink:type="simple" xlink:show="embed" xlink:actuate="onLoad"/><svg:desc>formuła</svg:desc></draw:frame></text:span><text:span text:style-name="T1">możemy ograniczyć liczbę operacji dodawania do</text:span><text:span text:style-name="T1"><draw:frame draw:style-name="fr1" draw:name="Obiekt46" text:anchor-type="as-char" svg:y="-0.377cm" svg:width="0.33cm" svg:height="0.467cm" draw:z-index="43"><draw:object xlink:href="./Object 46" xlink:type="simple" xlink:show="embed" xlink:actuate="onLoad"/><draw:image xlink:href="./ObjectReplacements/Object 46" xlink:type="simple" xlink:show="embed" xlink:actuate="onLoad"/><svg:desc>formuła</svg:desc></draw:frame></text:span><text:span text:style-name="T1">. Jeśli</text:span><text:span text:style-name="T1"><draw:frame draw:style-name="fr1" draw:name="Obiekt47" text:anchor-type="as-char" svg:y="-0.377cm" svg:width="0.33cm" svg:height="0.467cm" draw:z-index="44"><draw:object xlink:href="./Object 47" xlink:type="simple" xlink:show="embed" xlink:actuate="onLoad"/><draw:image xlink:href="./ObjectReplacements/Object 47" xlink:type="simple" xlink:show="embed" xlink:actuate="onLoad"/><svg:desc>formuła</svg:desc></draw:frame></text:span><text:span text:style-name="T1">jest stałe, ze złożoności</text:span><text:span text:style-name="T1"><draw:frame draw:style-name="fr1" draw:name="Obiekt48" text:anchor-type="as-char" svg:y="-0.437cm" svg:width="1.274cm" svg:height="0.557cm" draw:z-index="45"><draw:object xlink:href="./Object 48" xlink:type="simple" xlink:show="embed" xlink:actuate="onLoad"/><draw:image xlink:href="./ObjectReplacements/Object 48" xlink:type="simple" xlink:show="embed" xlink:actuate="onLoad"/><svg:desc>formuła</svg:desc></draw:frame></text:span><text:span text:style-name="T1">schodzimy do</text:span><text:span text:style-name="T1"><draw:frame draw:style-name="fr1" draw:name="Obiekt49" text:anchor-type="as-char" svg:y="-0.386cm" svg:width="1.147cm" svg:height="0.506cm" draw:z-index="46"><draw:object xlink:href="./Object 49" xlink:type="simple" xlink:show="embed" xlink:actuate="onLoad"/><draw:image xlink:href="./ObjectReplacements/Object 49" xlink:type="simple" xlink:show="embed" xlink:actuate="onLoad"/><svg:desc>formuła</svg:desc></draw:frame></text:span><text:span text:style-name="T1">.</text:span></text:p>
      <text:p text:style-name="P24"/>
      <text:p text:style-name="P11"><text:span text:style-name="T10">Metoda eliminacji Gaussa </text:span><text:span text:style-name="T11">z częściowym wyborem elementu głównego</text:span></text:p>
      <text:p text:style-name="P11"><text:span text:style-name="T3"><text:tab/>Standardowa metoda może nie działać </text:span><text:span text:style-name="T4">(lub działać nieprawidłowo w arytmetyce zmiennoprzecinkowej)</text:span><text:span text:style-name="T3"> w pewnych szczególnych przypadkach:</text:span></text:p>
      <text:list xml:id="list982997043" text:style-name="L1">
        <text:list-item>
          <text:p text:style-name="P19"><text:span text:style-name="T2">Na diagonali macierzy</text:span><text:span text:style-name="T2"><draw:frame draw:style-name="fr1" draw:name="Obiekt50" text:anchor-type="as-char" svg:y="-0.377cm" svg:width="0.526cm" svg:height="0.467cm" draw:z-index="47"><draw:object xlink:href="./Object 50" xlink:type="simple" xlink:show="embed" xlink:actuate="onLoad"/><draw:image xlink:href="./ObjectReplacements/Object 50" xlink:type="simple" xlink:show="embed" xlink:actuate="onLoad"/><svg:desc>formuła</svg:desc></draw:frame></text:span><text:span text:style-name="T2">pojawia się zero.</text:span></text:p>
        </text:list-item>
        <text:list-item>
          <text:p text:style-name="P20"><text:soft-page-break/><text:span text:style-name="T2">Wartość na diagonali macierzy</text:span><text:span text:style-name="T2"><draw:frame draw:style-name="fr1" draw:name="Obiekt51" text:anchor-type="as-char" svg:y="-0.377cm" svg:width="0.526cm" svg:height="0.467cm" draw:z-index="48"><draw:object xlink:href="./Object 51" xlink:type="simple" xlink:show="embed" xlink:actuate="onLoad"/><draw:image xlink:href="./ObjectReplacements/Object 51" xlink:type="simple" xlink:show="embed" xlink:actuate="onLoad"/><svg:desc>formuła</svg:desc></draw:frame></text:span><text:span text:style-name="T2">jest bardzo mała.</text:span></text:p>
        </text:list-item>
      </text:list>
      <text:p text:style-name="P6"><text:span text:style-name="T2"><text:tab/>Aby sprostać takim macierzom, stosuje się częściowy wybór elementu głównego. Zmiana polega na wyborze w</text:span><text:span text:style-name="T2"><draw:frame draw:style-name="fr1" draw:name="Obiekt52" text:anchor-type="as-char" svg:y="-0.377cm" svg:width="0.326cm" svg:height="0.467cm" draw:z-index="49"><draw:object xlink:href="./Object 52" xlink:type="simple" xlink:show="embed" xlink:actuate="onLoad"/><draw:image xlink:href="./ObjectReplacements/Object 52" xlink:type="simple" xlink:show="embed" xlink:actuate="onLoad"/></draw:frame></text:span><text:span text:style-name="T2">-tym kroku takiego wiersza, dla którego wartość w</text:span><text:span text:style-name="T2"><draw:frame draw:style-name="fr1" draw:name="Obiekt53" text:anchor-type="as-char" svg:y="-0.377cm" svg:width="0.326cm" svg:height="0.467cm" draw:z-index="50"><draw:object xlink:href="./Object 53" xlink:type="simple" xlink:show="embed" xlink:actuate="onLoad"/><draw:image xlink:href="./ObjectReplacements/Object 53" xlink:type="simple" xlink:show="embed" xlink:actuate="onLoad"/><svg:desc>formuła</svg:desc></draw:frame></text:span><text:span text:style-name="T2">-tej kolumnie jest największa.</text:span></text:p>
      <text:p text:style-name="P6"><text:span text:style-name="T2"><text:tab/>Ponieważ zamiana wierszy jest czasowo nieefektywna, tworzony jest wektor permutacji wierszy</text:span><text:span text:style-name="T2"><draw:frame draw:style-name="fr1" draw:name="Obiekt54" text:anchor-type="as-char" svg:y="-0.222cm" svg:width="0.517cm" svg:height="0.247cm" draw:z-index="51"><draw:object xlink:href="./Object 54" xlink:type="simple" xlink:show="embed" xlink:actuate="onLoad"/><draw:image xlink:href="./ObjectReplacements/Object 54" xlink:type="simple" xlink:show="embed" xlink:actuate="onLoad"/></draw:frame></text:span><text:span text:style-name="T2">, który przechowuje aktualny indeks</text:span><text:span text:style-name="T2"><draw:frame draw:style-name="fr1" draw:name="Obiekt55" text:anchor-type="as-char" svg:y="-0.377cm" svg:width="0.326cm" svg:height="0.467cm" draw:z-index="52"><draw:object xlink:href="./Object 55" xlink:type="simple" xlink:show="embed" xlink:actuate="onLoad"/><draw:image xlink:href="./ObjectReplacements/Object 55" xlink:type="simple" xlink:show="embed" xlink:actuate="onLoad"/><svg:desc>formuła</svg:desc></draw:frame></text:span><text:span text:style-name="T2">-tego wiersza w macierzy</text:span><text:span text:style-name="T2"><draw:frame draw:style-name="fr1" draw:name="Obiekt56" text:anchor-type="as-char" svg:y="-0.377cm" svg:width="0.526cm" svg:height="0.467cm" draw:z-index="53"><draw:object xlink:href="./Object 56" xlink:type="simple" xlink:show="embed" xlink:actuate="onLoad"/><draw:image xlink:href="./ObjectReplacements/Object 56" xlink:type="simple" xlink:show="embed" xlink:actuate="onLoad"/><svg:desc>formuła</svg:desc></draw:frame></text:span><text:span text:style-name="T2">, tak, że prawdziwy</text:span><text:span text:style-name="T2"><draw:frame draw:style-name="fr1" draw:name="Obiekt58" text:anchor-type="as-char" svg:y="-0.377cm" svg:width="0.326cm" svg:height="0.467cm" draw:z-index="55"><draw:object xlink:href="./Object 58" xlink:type="simple" xlink:show="embed" xlink:actuate="onLoad"/><draw:image xlink:href="./ObjectReplacements/Object 58" xlink:type="simple" xlink:show="embed" xlink:actuate="onLoad"/><svg:desc>formuła</svg:desc></draw:frame></text:span><text:span text:style-name="T2">-ty wiersz znajduje się w pamięci pod </text:span><text:span text:style-name="T2"><draw:frame draw:style-name="fr1" draw:name="Obiekt57" text:anchor-type="as-char" svg:y="-0.377cm" svg:width="0.758cm" svg:height="0.554cm" draw:z-index="54"><draw:object xlink:href="./Object 57" xlink:type="simple" xlink:show="embed" xlink:actuate="onLoad"/><draw:image xlink:href="./ObjectReplacements/Object 57" xlink:type="simple" xlink:show="embed" xlink:actuate="onLoad"/><svg:desc>formuła</svg:desc></draw:frame></text:span><text:span text:style-name="T2">.</text:span></text:p>
      <text:p text:style-name="P6"><text:span text:style-name="T2"><text:tab/>Częściowy wybór elementu głównego sprawia również, że wiersze mogą zostać odjęte w innej kolejności, przez co tracona jest stała właściwość</text:span><text:span text:style-name="T2"><draw:frame draw:style-name="fr1" draw:name="Obiekt59" text:anchor-type="as-char" svg:y="-0.386cm" svg:width="3.66cm" svg:height="0.506cm" draw:z-index="56"><draw:object xlink:href="./Object 59" xlink:type="simple" xlink:show="embed" xlink:actuate="onLoad"/><draw:image xlink:href="./ObjectReplacements/Object 59" xlink:type="simple" xlink:show="embed" xlink:actuate="onLoad"/><svg:desc>formuła</svg:desc></draw:frame></text:span><text:span text:style-name="T2">. Potrzebne jest więc szersze oszacowanie. </text:span><text:span text:style-name="T5">Ponieważ od</text:span><text:span text:style-name="T5"><draw:frame draw:style-name="fr1" draw:name="Obiekt60" text:anchor-type="as-char" svg:y="-0.377cm" svg:width="0.326cm" svg:height="0.467cm" draw:z-index="57"><draw:object xlink:href="./Object 60" xlink:type="simple" xlink:show="embed" xlink:actuate="onLoad"/><draw:image xlink:href="./ObjectReplacements/Object 60" xlink:type="simple" xlink:show="embed" xlink:actuate="onLoad"/><svg:desc>formuła</svg:desc></draw:frame></text:span><text:span text:style-name="T5">-tego wiersza odejmować będziemy tylko te wiersze, które w mają w choć jedną „wspólną” kolumnę (tj. taką, że w obu wierszach w danej kolumnie jest wartość niezerowa), możemy policzyć, jak najdalej mogą znajdować się dwa wiersze, które mogą być od siebie od siebie odejmowane. Stąd wzór:</text:span></text:p>
      <text:p text:style-name="P22"><draw:frame draw:style-name="fr1" draw:name="Obiekt61" text:anchor-type="as-char" svg:y="-0.684cm" svg:width="7.719cm" svg:height="1.113cm" draw:z-index="58"><draw:object xlink:href="./Object 61" xlink:type="simple" xlink:show="embed" xlink:actuate="onLoad"/><draw:image xlink:href="./ObjectReplacements/Object 61" xlink:type="simple" xlink:show="embed" xlink:actuate="onLoad"/><svg:desc>formuła</svg:desc></draw:frame></text:p>
      <text:p text:style-name="P6"><text:span text:style-name="T5"><text:tab/>Zmianie musi ulec również algorytm podstawiania wstecz, biorąc pod uwagę nowe </text:span><text:span text:style-name="T5"><draw:frame draw:style-name="fr1" draw:name="Obiekt62" text:anchor-type="as-char" svg:y="-0.386cm" svg:width="3.821cm" svg:height="0.506cm" draw:z-index="59"><draw:object xlink:href="./Object 62" xlink:type="simple" xlink:show="embed" xlink:actuate="onLoad"/><draw:image xlink:href="./ObjectReplacements/Object 62" xlink:type="simple" xlink:show="embed" xlink:actuate="onLoad"/><svg:desc>formuła</svg:desc></draw:frame></text:span><text:span text:style-name="T5">oraz wektor permutacji wierszy</text:span><text:span text:style-name="T5"><draw:frame draw:style-name="fr1" draw:name="Obiekt63" text:anchor-type="as-char" svg:y="-0.222cm" svg:width="0.517cm" svg:height="0.247cm" draw:z-index="60"><draw:object xlink:href="./Object 63" xlink:type="simple" xlink:show="embed" xlink:actuate="onLoad"/><draw:image xlink:href="./ObjectReplacements/Object 63" xlink:type="simple" xlink:show="embed" xlink:actuate="onLoad"/><svg:desc>formuła</svg:desc></draw:frame></text:span><text:span text:style-name="T5">. Nie wpływa to jednak na jego złożoność dla stałego</text:span><text:span text:style-name="T5"><draw:frame draw:style-name="fr1" draw:name="Obiekt64" text:anchor-type="as-char" svg:y="-0.377cm" svg:width="0.33cm" svg:height="0.467cm" draw:z-index="61"><draw:object xlink:href="./Object 64" xlink:type="simple" xlink:show="embed" xlink:actuate="onLoad"/><draw:image xlink:href="./ObjectReplacements/Object 64" xlink:type="simple" xlink:show="embed" xlink:actuate="onLoad"/><svg:desc>formuła</svg:desc></draw:frame></text:span><text:span text:style-name="T5">.</text:span></text:p>
      <text:p text:style-name="P6"><text:span text:style-name="T5"><text:tab/></text:span><text:span text:style-name="T6">Poniższy algorytm przedstawia zmodyfikowany algorytm z częściowym wyborem elementu głównego:</text:span></text:p>
      <text:p text:style-name="P8"><text:span text:style-name="T6"><draw:frame draw:style-name="fr1" draw:name="Obiekt73" text:anchor-type="as-char" svg:y="-0.222cm" svg:width="0.517cm" svg:height="0.247cm" draw:z-index="70"><draw:object xlink:href="./Object 73" xlink:type="simple" xlink:show="embed" xlink:actuate="onLoad"/><draw:image xlink:href="./ObjectReplacements/Object 73" xlink:type="simple" xlink:show="embed" xlink:actuate="onLoad"/><svg:desc>formuła</svg:desc></draw:frame></text:span><text:span text:style-name="T6">=</text:span><text:span text:style-name="T6"><draw:frame draw:style-name="fr1" draw:name="Obiekt74" text:anchor-type="as-char" svg:y="-0.377cm" svg:width="2.083cm" svg:height="0.492cm" draw:z-index="71"><draw:object xlink:href="./Object 74" xlink:type="simple" xlink:show="embed" xlink:actuate="onLoad"/><draw:image xlink:href="./ObjectReplacements/Object 74" xlink:type="simple" xlink:show="embed" xlink:actuate="onLoad"/></draw:frame></text:span><text:span text:style-name="T6"><text:line-break/>for k = 1 to n-1<text:line-break/><text:tab/>lastrow =</text:span><text:span text:style-name="T6"><draw:frame draw:style-name="fr1" draw:name="Obiekt65" text:anchor-type="as-char" svg:y="-0.386cm" svg:width="2.815cm" svg:height="0.506cm" draw:z-index="62"><draw:object xlink:href="./Object 65" xlink:type="simple" xlink:show="embed" xlink:actuate="onLoad"/><draw:image xlink:href="./ObjectReplacements/Object 65" xlink:type="simple" xlink:show="embed" xlink:actuate="onLoad"/><svg:desc>formuła</svg:desc></draw:frame></text:span><text:span text:style-name="T6"><text:line-break/><text:tab/>lastcol =</text:span><text:span text:style-name="T6"><draw:frame draw:style-name="fr1" draw:name="Obiekt66" text:anchor-type="as-char" svg:y="-0.386cm" svg:width="3.784cm" svg:height="0.506cm" draw:z-index="63"><draw:object xlink:href="./Object 66" xlink:type="simple" xlink:show="embed" xlink:actuate="onLoad"/><draw:image xlink:href="./ObjectReplacements/Object 66" xlink:type="simple" xlink:show="embed" xlink:actuate="onLoad"/><svg:desc>formuła</svg:desc></draw:frame></text:span><text:span text:style-name="T6"><text:line-break/><text:tab/>for i = k+1 to lastrow<text:line-break/><text:tab/><text:tab/>r =</text:span><text:span text:style-name="T6"><draw:frame draw:style-name="fr1" draw:name="Obiekt75" text:anchor-type="as-char" svg:y="-0.377cm" svg:width="0.515cm" svg:height="0.467cm" draw:z-index="72"><draw:object xlink:href="./Object 75" xlink:type="simple" xlink:show="embed" xlink:actuate="onLoad"/><draw:image xlink:href="./ObjectReplacements/Object 75" xlink:type="simple" xlink:show="embed" xlink:actuate="onLoad"/></draw:frame></text:span><text:span text:style-name="T6">such that</text:span><text:span text:style-name="T6"><draw:frame draw:style-name="fr1" draw:name="Obiekt76" text:anchor-type="as-char" svg:y="-0.402cm" svg:width="6.653cm" svg:height="0.593cm" draw:z-index="73"><draw:object xlink:href="./Object 76" xlink:type="simple" xlink:show="embed" xlink:actuate="onLoad"/><draw:image xlink:href="./ObjectReplacements/Object 76" xlink:type="simple" xlink:show="embed" xlink:actuate="onLoad"/></draw:frame></text:span><text:span text:style-name="T6"><text:line-break/><text:tab/> <text:s text:c="4"/></text:span><text:span text:style-name="T6"><draw:frame draw:style-name="fr1" draw:name="Obiekt77" text:anchor-type="as-char" svg:y="-0.377cm" svg:width="1.277cm" svg:height="0.531cm" draw:z-index="74"><draw:object xlink:href="./Object 77" xlink:type="simple" xlink:show="embed" xlink:actuate="onLoad"/><draw:image xlink:href="./ObjectReplacements/Object 77" xlink:type="simple" xlink:show="embed" xlink:actuate="onLoad"/><svg:desc>formuła</svg:desc></draw:frame></text:span><text:span text:style-name="T6">=</text:span><text:span text:style-name="T6"><draw:frame draw:style-name="fr1" draw:name="Obiekt78" text:anchor-type="as-char" svg:y="-0.377cm" svg:width="1.277cm" svg:height="0.531cm" draw:z-index="75"><draw:object xlink:href="./Object 78" xlink:type="simple" xlink:show="embed" xlink:actuate="onLoad"/><draw:image xlink:href="./ObjectReplacements/Object 78" xlink:type="simple" xlink:show="embed" xlink:actuate="onLoad"/><svg:desc>formuła</svg:desc></draw:frame></text:span><text:span text:style-name="T6"><text:line-break/><text:tab/><text:tab/>z = </text:span><text:span text:style-name="T6"><draw:frame draw:style-name="fr1" draw:name="Obiekt67" text:anchor-type="as-char" svg:y="-0.72cm" svg:width="1.127cm" svg:height="1.198cm" draw:z-index="64"><draw:object xlink:href="./Object 67" xlink:type="simple" xlink:show="embed" xlink:actuate="onLoad"/><draw:image xlink:href="./ObjectReplacements/Object 67" xlink:type="simple" xlink:show="embed" xlink:actuate="onLoad"/><svg:desc>formuła</svg:desc></draw:frame></text:span><text:span text:style-name="T6"><text:line-break/><text:tab/> <text:s text:c="4"/></text:span><text:span text:style-name="T6"><draw:frame draw:style-name="fr1" draw:name="Obiekt68" text:anchor-type="as-char" svg:y="-0.377cm" svg:width="1.009cm" svg:height="0.568cm" draw:z-index="65"><draw:object xlink:href="./Object 68" xlink:type="simple" xlink:show="embed" xlink:actuate="onLoad"/><draw:image xlink:href="./ObjectReplacements/Object 68" xlink:type="simple" xlink:show="embed" xlink:actuate="onLoad"/><svg:desc>formuła</svg:desc></draw:frame></text:span><text:span text:style-name="T6">= 0<text:line-break/><text:tab/><text:tab/>for j = k+1 to lastcol<text:line-break/><text:tab/><text:tab/> <text:s text:c="4"/></text:span><text:span text:style-name="T6"><draw:frame draw:style-name="fr1" draw:name="Obiekt69" text:anchor-type="as-char" svg:y="-0.377cm" svg:width="0.991cm" svg:height="0.568cm" draw:z-index="66"><draw:object xlink:href="./Object 69" xlink:type="simple" xlink:show="embed" xlink:actuate="onLoad"/><draw:image xlink:href="./ObjectReplacements/Object 69" xlink:type="simple" xlink:show="embed" xlink:actuate="onLoad"/><svg:desc>formuła</svg:desc></draw:frame></text:span><text:span text:style-name="T6">-= z</text:span><text:span text:style-name="T21">·</text:span><text:span text:style-name="T21"><draw:frame draw:style-name="fr1" draw:name="Obiekt70" text:anchor-type="as-char" svg:y="-0.377cm" svg:width="1.027cm" svg:height="0.568cm" draw:z-index="67"><draw:object xlink:href="./Object 70" xlink:type="simple" xlink:show="embed" xlink:actuate="onLoad"/><draw:image xlink:href="./ObjectReplacements/Object 70" xlink:type="simple" xlink:show="embed" xlink:actuate="onLoad"/><svg:desc>formuła</svg:desc></draw:frame></text:span><text:span text:style-name="T21"><text:line-break/><text:tab/> <text:s text:c="4"/></text:span><text:span text:style-name="T21"><draw:frame draw:style-name="fr1" draw:name="Obiekt71" text:anchor-type="as-char" svg:y="-0.377cm" svg:width="0.66cm" svg:height="0.554cm" draw:z-index="68"><draw:object xlink:href="./Object 71" xlink:type="simple" xlink:show="embed" xlink:actuate="onLoad"/><draw:image xlink:href="./ObjectReplacements/Object 71" xlink:type="simple" xlink:show="embed" xlink:actuate="onLoad"/><svg:desc>formuła</svg:desc></draw:frame></text:span><text:span text:style-name="T21">-= z·</text:span><text:span text:style-name="T21"><draw:frame draw:style-name="fr1" draw:name="Obiekt72" text:anchor-type="as-char" svg:y="-0.377cm" svg:width="0.693cm" svg:height="0.554cm" draw:z-index="69"><draw:object xlink:href="./Object 72" xlink:type="simple" xlink:show="embed" xlink:actuate="onLoad"/><draw:image xlink:href="./ObjectReplacements/Object 72" xlink:type="simple" xlink:show="embed" xlink:actuate="onLoad"/><svg:desc>formuła</svg:desc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Lucida Console1" svg:font-family="'Lucida Console'" style:font-pitch="fixed"/>
    <style:font-face style:name="Lucida Console" svg:font-family="'Lucida Console'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6T13:36:42.049000000</meta:creation-date>
    <dc:date>2020-01-06T15:41:43.543000000</dc:date>
    <meta:editing-duration>PT3M23S</meta:editing-duration>
    <meta:editing-cycles>4</meta:editing-cycles>
    <meta:generator>LibreOffice/6.2.5.2$Windows_X86_64 LibreOffice_project/1ec314fa52f458adc18c4f025c545a4e8b22c159</meta:generator>
    <meta:document-statistic meta:table-count="0" meta:image-count="0" meta:object-count="78" meta:page-count="3" meta:paragraph-count="37" meta:word-count="655" meta:character-count="4787" meta:non-whitespace-character-count="4084"/>
  </office:meta>
</office:document-meta>
</file>

<file path=Object 1/content.xml><?xml version="1.0" encoding="utf-8"?>
<math xmlns="http://www.w3.org/1998/Math/MathML" display="block">
  <semantics>
    <mrow>
      <mi mathvariant="italic">Ax</mi>
      <mo stretchy="false">=</mo>
      <mi>b</mi>
    </mrow>
    <annotation encoding="StarMath 5.0">Ax=b</annotation>
  </semantics>
</math>
</file>

<file path=Object 10/content.xml><?xml version="1.0" encoding="utf-8"?>
<math xmlns="http://www.w3.org/1998/Math/MathML" display="block">
  <semantics>
    <msub>
      <mi>A</mi>
      <mi>j</mi>
    </msub>
    <annotation encoding="StarMath 5.0">A_j</annotation>
  </semantics>
</math>
</file>

<file path=Object 11/content.xml><?xml version="1.0" encoding="utf-8"?>
<math xmlns="http://www.w3.org/1998/Math/MathML" display="block">
  <semantics>
    <mrow>
      <mi>Ο</mi>
      <mrow>
        <mo fence="true" stretchy="false">(</mo>
        <mrow>
          <msup>
            <mi>n</mi>
            <mn>3</mn>
          </msup>
        </mrow>
        <mo fence="true" stretchy="false">)</mo>
      </mrow>
    </mrow>
    <annotation encoding="StarMath 5.0">%iOMICRON ( n^3 )</annotation>
  </semantics>
</math>
</file>

<file path=Object 12/content.xml><?xml version="1.0" encoding="utf-8"?>
<math xmlns="http://www.w3.org/1998/Math/MathML" display="block">
  <semantics>
    <mi>ρ</mi>
    <annotation encoding="StarMath 5.0">%irho </annotation>
  </semantics>
</math>
</file>

<file path=Object 13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i>l</mi>
      <mo stretchy="false">−</mo>
      <mn>1</mn>
    </mrow>
    <annotation encoding="StarMath 5.0">l-1</annotation>
  </semantics>
</math>
</file>

<file path=Object 16/content.xml><?xml version="1.0" encoding="utf-8"?>
<math xmlns="http://www.w3.org/1998/Math/MathML" display="block">
  <semantics>
    <mi>l</mi>
    <annotation encoding="StarMath 5.0">l</annotation>
  </semantics>
</math>
</file>

<file path=Object 17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ρ</mi>
        </mrow>
        <mo fence="true" stretchy="false">)</mo>
      </mrow>
    </mrow>
    <annotation encoding="StarMath 5.0">LAST ROW( %irho  )</annotation>
  </semantics>
</math>
</file>

<file path=Object 18/content.xml><?xml version="1.0" encoding="utf-8"?>
<math xmlns="http://www.w3.org/1998/Math/MathML" display="block">
  <semantics>
    <msub>
      <mi>A</mi>
      <mi>k</mi>
    </msub>
    <annotation encoding="StarMath 5.0">A_k</annotation>
  </semantics>
</math>
</file>

<file path=Object 19/content.xml><?xml version="1.0" encoding="utf-8"?>
<math xmlns="http://www.w3.org/1998/Math/MathML" display="block">
  <semantics>
    <mrow>
      <mi mathvariant="italic">LAST</mi>
      <mi mathvariant="italic">ROW</mi>
      <mrow>
        <mrow>
          <mo fence="true" stretchy="false">(</mo>
          <mrow>
            <mi>ρ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row>
              <mi>l</mi>
              <mo stretchy="false">+</mo>
              <mrow>
                <mi>l</mi>
                <mo stretchy="false">⋅</mo>
                <mrow>
                  <mo fence="true" stretchy="true">⌊</mo>
                  <mrow>
                    <mfrac>
                      <mrow>
                        <mi>ρ</mi>
                        <mo stretchy="false">+</mo>
                        <mn>1</mn>
                      </mrow>
                      <mi>l</mi>
                    </mfrac>
                  </mrow>
                  <mo fence="true" stretchy="true">⌋</mo>
                </mrow>
              </mrow>
            </mrow>
            <mi>,</mi>
            <mi>n</mi>
          </mrow>
        </mrow>
        <mo fence="true" stretchy="false">}</mo>
      </mrow>
    </mrow>
    <annotation encoding="StarMath 5.0">LAST ROW( %irho ) = min lbrace l + l cdot left lfloor {%irho+1} over {l}  right rfloor   , n rbrace </annotation>
  </semantics>
</math>
</file>

<file path=Object 2/content.xml><?xml version="1.0" encoding="utf-8"?>
<math xmlns="http://www.w3.org/1998/Math/MathML" display="block">
  <semantics>
    <mrow>
      <mi>A</mi>
      <mi>'</mi>
      <mrow>
        <mi>x</mi>
        <mo stretchy="false">=</mo>
        <mi>b</mi>
      </mrow>
      <mi>'</mi>
    </mrow>
    <annotation encoding="StarMath 5.0">A'x=b'</annotation>
  </semantics>
</math>
</file>

<file path=Object 20/content.xml><?xml version="1.0" encoding="utf-8"?>
<math xmlns="http://www.w3.org/1998/Math/MathML" display="block">
  <semantics>
    <mrow>
      <mi>ρ</mi>
      <mo stretchy="false">=</mo>
      <mrow>
        <mi>l</mi>
        <mo stretchy="false">−</mo>
        <mn>1</mn>
      </mrow>
    </mrow>
    <annotation encoding="StarMath 5.0">%irho = l-1</annotation>
  </semantics>
</math>
</file>

<file path=Object 21/content.xml><?xml version="1.0" encoding="utf-8"?>
<math xmlns="http://www.w3.org/1998/Math/MathML" display="block">
  <semantics>
    <mrow>
      <mi>ρ</mi>
      <mo stretchy="false">=</mo>
      <mi>l</mi>
    </mrow>
    <annotation encoding="StarMath 5.0">%irho = l</annotation>
  </semantics>
</math>
</file>

<file path=Object 22/content.xml><?xml version="1.0" encoding="utf-8"?>
<math xmlns="http://www.w3.org/1998/Math/MathML" display="block">
  <semantics>
    <mrow>
      <mrow>
        <mo fence="true" stretchy="true">⌊</mo>
        <mrow>
          <mfrac>
            <mrow>
              <mi>ρ</mi>
              <mo stretchy="false">+</mo>
              <mn>1</mn>
            </mrow>
            <mi>l</mi>
          </mfrac>
        </mrow>
        <mo fence="true" stretchy="true">⌋</mo>
      </mrow>
      <mo stretchy="false">=</mo>
      <mn>1</mn>
    </mrow>
    <annotation encoding="StarMath 5.0">left lfloor {%irho+1} over {l}  right rfloor = 1</annotation>
  </semantics>
</math>
</file>

<file path=Object 23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24/content.xml><?xml version="1.0" encoding="utf-8"?>
<math xmlns="http://www.w3.org/1998/Math/MathML" display="block">
  <semantics>
    <mi>η</mi>
    <annotation encoding="StarMath 5.0">%ieta </annotation>
  </semantics>
</math>
</file>

<file path=Object 25/content.xml><?xml version="1.0" encoding="utf-8"?>
<math xmlns="http://www.w3.org/1998/Math/MathML" display="block">
  <semantics>
    <msub>
      <mi>C</mi>
      <mi>k</mi>
    </msub>
    <annotation encoding="StarMath 5.0">C_k</annotation>
  </semantics>
</math>
</file>

<file path=Object 26/content.xml><?xml version="1.0" encoding="utf-8"?>
<math xmlns="http://www.w3.org/1998/Math/MathML" display="block">
  <semantics>
    <mi>l</mi>
    <annotation encoding="StarMath 5.0">l</annotation>
  </semantics>
</math>
</file>

<file path=Object 27/content.xml><?xml version="1.0" encoding="utf-8"?>
<math xmlns="http://www.w3.org/1998/Math/MathML" display="block">
  <semantics>
    <mi>A</mi>
    <annotation encoding="StarMath 5.0">A</annotation>
  </semantics>
</math>
</file>

<file path=Object 28/content.xml><?xml version="1.0" encoding="utf-8"?>
<math xmlns="http://www.w3.org/1998/Math/MathML" display="block">
  <semantics>
    <mrow>
      <mi mathvariant="italic">LAST</mi>
      <mi mathvariant="italic">COLUMN</mi>
      <mrow>
        <mrow>
          <mo fence="true" stretchy="false">(</mo>
          <mrow>
            <mi>η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row>
              <mi>η</mi>
              <mo stretchy="false">+</mo>
              <mi>l</mi>
            </mrow>
            <mi>,</mi>
            <mi>n</mi>
          </mrow>
        </mrow>
        <mo fence="true" stretchy="false">}</mo>
      </mrow>
    </mrow>
    <annotation encoding="StarMath 5.0">LAST COLUMN( %ieta  )=min lbrace %ieta+l, n rbrace </annotation>
  </semantics>
</math>
</file>

<file path=Object 29/content.xml><?xml version="1.0" encoding="utf-8"?>
<math xmlns="http://www.w3.org/1998/Math/MathML" display="block">
  <semantics>
    <msub>
      <mi>C</mi>
      <mi>k</mi>
    </msub>
    <annotation encoding="StarMath 5.0">C_k</annotation>
  </semantics>
</math>
</file>

<file path=Object 3/content.xml><?xml version="1.0" encoding="utf-8"?>
<math xmlns="http://www.w3.org/1998/Math/MathML" display="block">
  <semantics>
    <mrow>
      <mi>A</mi>
      <mi>'</mi>
    </mrow>
    <annotation encoding="StarMath 5.0">A'</annotation>
  </semantics>
</math>
</file>

<file path=Object 30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31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k</mi>
        </mrow>
        <mo fence="true" stretchy="false">)</mo>
      </mrow>
    </mrow>
    <annotation encoding="StarMath 5.0">LAST ROW( k )</annotation>
  </semantics>
</math>
</file>

<file path=Object 32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k</mi>
        </mrow>
        <mo fence="true" stretchy="false">)</mo>
      </mrow>
    </mrow>
    <annotation encoding="StarMath 5.0">LAST COLUMN( k )</annotation>
  </semantics>
</math>
</file>

<file path=Object 33/content.xml><?xml version="1.0" encoding="utf-8"?>
<math xmlns="http://www.w3.org/1998/Math/MathML" display="block">
  <semantics>
    <mfrac>
      <msub>
        <mi>A</mi>
        <mrow>
          <mi>i</mi>
          <mi>,</mi>
          <mi>k</mi>
        </mrow>
      </msub>
      <msub>
        <mi>A</mi>
        <mrow>
          <mi>k</mi>
          <mi>,</mi>
          <mi>k</mi>
        </mrow>
      </msub>
    </mfrac>
    <annotation encoding="StarMath 5.0">{A_{i,k}} over {A_{k,k}} </annotation>
  </semantics>
</math>
</file>

<file path=Object 34/content.xml><?xml version="1.0" encoding="utf-8"?>
<math xmlns="http://www.w3.org/1998/Math/MathML" display="block">
  <semantics>
    <msub>
      <mi>A</mi>
      <mrow>
        <mi>i</mi>
        <mi>,</mi>
        <mi>k</mi>
      </mrow>
    </msub>
    <annotation encoding="StarMath 5.0">A_{i,k}</annotation>
  </semantics>
</math>
</file>

<file path=Object 35/content.xml><?xml version="1.0" encoding="utf-8"?>
<math xmlns="http://www.w3.org/1998/Math/MathML" display="block">
  <semantics>
    <msub>
      <mi>A</mi>
      <mrow>
        <mi>i</mi>
        <mi>,</mi>
        <mi>j</mi>
      </mrow>
    </msub>
    <annotation encoding="StarMath 5.0">A_{i,j}</annotation>
  </semantics>
</math>
</file>

<file path=Object 36/content.xml><?xml version="1.0" encoding="utf-8"?>
<math xmlns="http://www.w3.org/1998/Math/MathML" display="block">
  <semantics>
    <msub>
      <mi>A</mi>
      <mrow>
        <mi>k</mi>
        <mi>,</mi>
        <mi>j</mi>
      </mrow>
    </msub>
    <annotation encoding="StarMath 5.0">A_{k,j}</annotation>
  </semantics>
</math>
</file>

<file path=Object 37/content.xml><?xml version="1.0" encoding="utf-8"?>
<math xmlns="http://www.w3.org/1998/Math/MathML" display="block">
  <semantics>
    <msub>
      <mi>b</mi>
      <mi>i</mi>
    </msub>
    <annotation encoding="StarMath 5.0">b_i</annotation>
  </semantics>
</math>
</file>

<file path=Object 38/content.xml><?xml version="1.0" encoding="utf-8"?>
<math xmlns="http://www.w3.org/1998/Math/MathML" display="block">
  <semantics>
    <msub>
      <mi>b</mi>
      <mi>k</mi>
    </msub>
    <annotation encoding="StarMath 5.0">b_k</annotation>
  </semantics>
</math>
</file>

<file path=Object 39/content.xml><?xml version="1.0" encoding="utf-8"?>
<math xmlns="http://www.w3.org/1998/Math/MathML" display="block">
  <semantics>
    <mi>l</mi>
    <annotation encoding="StarMath 5.0">l</annotation>
  </semantics>
</math>
</file>

<file path=Object 4/content.xml><?xml version="1.0" encoding="utf-8"?>
<math xmlns="http://www.w3.org/1998/Math/MathML" display="block">
  <semantics>
    <mrow>
      <mrow>
        <mi>i</mi>
        <mo stretchy="false">=</mo>
        <mn>1</mn>
      </mrow>
      <mi>,</mi>
      <mn>2</mn>
      <mi>,</mi>
      <mn>...</mn>
      <mi>,</mi>
      <mrow>
        <mi>n</mi>
        <mo stretchy="false">−</mo>
        <mn>1</mn>
      </mrow>
    </mrow>
    <annotation encoding="StarMath 5.0">i=1, 2, ..., n-1</annotation>
  </semantics>
</math>
</file>

<file path=Object 40/content.xml><?xml version="1.0" encoding="utf-8"?>
<math xmlns="http://www.w3.org/1998/Math/MathML" display="block">
  <semantics>
    <mrow>
      <mi>Ο</mi>
      <mrow>
        <mo fence="true" stretchy="false">(</mo>
        <mrow>
          <mi>n</mi>
        </mrow>
        <mo fence="true" stretchy="false">)</mo>
      </mrow>
    </mrow>
    <annotation encoding="StarMath 5.0">%iOMICRON ( n )</annotation>
  </semantics>
</math>
</file>

<file path=Object 41/content.xml><?xml version="1.0" encoding="utf-8"?>
<math xmlns="http://www.w3.org/1998/Math/MathML" display="block">
  <semantics>
    <mrow>
      <mi>n</mi>
      <mo stretchy="false">−</mo>
      <mn>1</mn>
    </mrow>
    <annotation encoding="StarMath 5.0">n-1</annotation>
  </semantics>
</math>
</file>

<file path=Object 42/content.xml><?xml version="1.0" encoding="utf-8"?>
<math xmlns="http://www.w3.org/1998/Math/MathML" display="block">
  <semantics>
    <mrow>
      <mn>2</mn>
      <mi>l</mi>
    </mrow>
    <annotation encoding="StarMath 5.0">2l</annotation>
  </semantics>
</math>
</file>

<file path=Object 43/content.xml><?xml version="1.0" encoding="utf-8"?>
<math xmlns="http://www.w3.org/1998/Math/MathML" display="block">
  <semantics>
    <mi>l</mi>
    <annotation encoding="StarMath 5.0">l</annotation>
  </semantics>
</math>
</file>

<file path=Object 44/content.xml><?xml version="1.0" encoding="utf-8"?>
<math xmlns="http://www.w3.org/1998/Math/MathML" display="block">
  <semantics>
    <mi>x</mi>
    <annotation encoding="StarMath 5.0">x</annotation>
  </semantics>
</math>
</file>

<file path=Object 45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46/content.xml><?xml version="1.0" encoding="utf-8"?>
<math xmlns="http://www.w3.org/1998/Math/MathML" display="block">
  <semantics>
    <mi>l</mi>
    <annotation encoding="StarMath 5.0">l</annotation>
  </semantics>
</math>
</file>

<file path=Object 47/content.xml><?xml version="1.0" encoding="utf-8"?>
<math xmlns="http://www.w3.org/1998/Math/MathML" display="block">
  <semantics>
    <mi>l</mi>
    <annotation encoding="StarMath 5.0">l</annotation>
  </semantics>
</math>
</file>

<file path=Object 48/content.xml><?xml version="1.0" encoding="utf-8"?>
<math xmlns="http://www.w3.org/1998/Math/MathML" display="block">
  <semantics>
    <mrow>
      <mi>Ο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%iOMICRON ( n^2 )</annotation>
  </semantics>
</math>
</file>

<file path=Object 49/content.xml><?xml version="1.0" encoding="utf-8"?>
<math xmlns="http://www.w3.org/1998/Math/MathML" display="block">
  <semantics>
    <mrow>
      <mi>Ο</mi>
      <mrow>
        <mo fence="true" stretchy="false">(</mo>
        <mrow>
          <mi>n</mi>
        </mrow>
        <mo fence="true" stretchy="false">)</mo>
      </mrow>
    </mrow>
    <annotation encoding="StarMath 5.0">%iOMICRON ( n )</annotation>
  </semantics>
</math>
</file>

<file path=Object 5/content.xml><?xml version="1.0" encoding="utf-8"?>
<math xmlns="http://www.w3.org/1998/Math/MathML" display="block">
  <semantics>
    <mi>n</mi>
    <annotation encoding="StarMath 5.0">n</annotation>
  </semantics>
</math>
</file>

<file path=Object 50/content.xml><?xml version="1.0" encoding="utf-8"?>
<math xmlns="http://www.w3.org/1998/Math/MathML" display="block">
  <semantics>
    <mi>A</mi>
    <annotation encoding="StarMath 5.0">A</annotation>
  </semantics>
</math>
</file>

<file path=Object 51/content.xml><?xml version="1.0" encoding="utf-8"?>
<math xmlns="http://www.w3.org/1998/Math/MathML" display="block">
  <semantics>
    <mi>A</mi>
    <annotation encoding="StarMath 5.0">A</annotation>
  </semantics>
</math>
</file>

<file path=Object 52/content.xml><?xml version="1.0" encoding="utf-8"?>
<math xmlns="http://www.w3.org/1998/Math/MathML" display="block">
  <semantics>
    <mi>i</mi>
    <annotation encoding="StarMath 5.0">i</annotation>
  </semantics>
</math>
</file>

<file path=Object 53/content.xml><?xml version="1.0" encoding="utf-8"?>
<math xmlns="http://www.w3.org/1998/Math/MathML" display="block">
  <semantics>
    <mi>i</mi>
    <annotation encoding="StarMath 5.0">i</annotation>
  </semantics>
</math>
</file>

<file path=Object 54/content.xml><?xml version="1.0" encoding="utf-8"?>
<math xmlns="http://www.w3.org/1998/Math/MathML" display="block">
  <semantics>
    <mi>π</mi>
    <annotation encoding="StarMath 5.0">%ipi </annotation>
  </semantics>
</math>
</file>

<file path=Object 55/content.xml><?xml version="1.0" encoding="utf-8"?>
<math xmlns="http://www.w3.org/1998/Math/MathML" display="block">
  <semantics>
    <mi>i</mi>
    <annotation encoding="StarMath 5.0">i</annotation>
  </semantics>
</math>
</file>

<file path=Object 56/content.xml><?xml version="1.0" encoding="utf-8"?>
<math xmlns="http://www.w3.org/1998/Math/MathML" display="block">
  <semantics>
    <mi>A</mi>
    <annotation encoding="StarMath 5.0">A</annotation>
  </semantics>
</math>
</file>

<file path=Object 57/content.xml><?xml version="1.0" encoding="utf-8"?>
<math xmlns="http://www.w3.org/1998/Math/MathML" display="block">
  <semantics>
    <msub>
      <mi>A</mi>
      <msub>
        <mi>π</mi>
        <mi>i</mi>
      </msub>
    </msub>
    <annotation encoding="StarMath 5.0">A_{ %ipi_i }</annotation>
  </semantics>
</math>
</file>

<file path=Object 58/content.xml><?xml version="1.0" encoding="utf-8"?>
<math xmlns="http://www.w3.org/1998/Math/MathML" display="block">
  <semantics>
    <mi>i</mi>
    <annotation encoding="StarMath 5.0">i</annotation>
  </semantics>
</math>
</file>

<file path=Object 59/content.xml><?xml version="1.0" encoding="utf-8"?>
<math xmlns="http://www.w3.org/1998/Math/MathML" display="block">
  <semantics>
    <mrow>
      <mi mathvariant="italic">LAST</mi>
      <mi mathvariant="italic">COLUMN</mi>
      <mrow>
        <mo fence="true" stretchy="false">(</mo>
        <mrow>
          <mi>η</mi>
        </mrow>
        <mo fence="true" stretchy="false">)</mo>
      </mrow>
    </mrow>
    <annotation encoding="StarMath 5.0">LAST COLUMN( %ieta  )</annotation>
  </semantics>
</math>
</file>

<file path=Object 6/content.xml><?xml version="1.0" encoding="utf-8"?>
<math xmlns="http://www.w3.org/1998/Math/MathML" display="block">
  <semantics>
    <mi>A</mi>
    <annotation encoding="StarMath 5.0">A</annotation>
  </semantics>
</math>
</file>

<file path=Object 60/content.xml><?xml version="1.0" encoding="utf-8"?>
<math xmlns="http://www.w3.org/1998/Math/MathML" display="block">
  <semantics>
    <mi>i</mi>
    <annotation encoding="StarMath 5.0">i</annotation>
  </semantics>
</math>
</file>

<file path=Object 61/content.xml><?xml version="1.0" encoding="utf-8"?>
<math xmlns="http://www.w3.org/1998/Math/MathML" display="block">
  <semantics>
    <mrow>
      <mi mathvariant="italic">LAST</mi>
      <mi mathvariant="italic">COLUMN</mi>
      <mi>'</mi>
      <mrow>
        <mrow>
          <mo fence="true" stretchy="false">(</mo>
          <mrow>
            <mi>η</mi>
          </mrow>
          <mo fence="true" stretchy="false">)</mo>
        </mrow>
        <mo stretchy="false">=</mo>
        <mi mathvariant="italic">min</mi>
      </mrow>
      <mrow>
        <mo fence="true" stretchy="false">{</mo>
        <mrow>
          <mrow>
            <mn>2</mn>
            <mrow>
              <mi>l</mi>
              <mo stretchy="false">+</mo>
              <mrow>
                <mi>l</mi>
                <mo stretchy="false">⋅</mo>
                <mrow>
                  <mo fence="true" stretchy="true">⌊</mo>
                  <mrow>
                    <mfrac>
                      <mrow>
                        <mi>η</mi>
                        <mo stretchy="false">+</mo>
                        <mn>1</mn>
                      </mrow>
                      <mi>l</mi>
                    </mfrac>
                  </mrow>
                  <mo fence="true" stretchy="true">⌋</mo>
                </mrow>
              </mrow>
            </mrow>
            <mi>,</mi>
            <mi>n</mi>
          </mrow>
        </mrow>
        <mo fence="true" stretchy="false">}</mo>
      </mrow>
    </mrow>
    <annotation encoding="StarMath 5.0">LAST COLUMN'( %ieta ) = min lbrace 2l + l cdot left lfloor {%ieta+1} over {l}  right rfloor   , n rbrace </annotation>
  </semantics>
</math>
</file>

<file path=Object 62/content.xml><?xml version="1.0" encoding="utf-8"?>
<math xmlns="http://www.w3.org/1998/Math/MathML" display="block">
  <semantics>
    <mrow>
      <mi mathvariant="italic">LAST</mi>
      <mi mathvariant="italic">COLUMN</mi>
      <mi>'</mi>
      <mrow>
        <mo fence="true" stretchy="false">(</mo>
        <mrow>
          <mi>η</mi>
        </mrow>
        <mo fence="true" stretchy="false">)</mo>
      </mrow>
    </mrow>
    <annotation encoding="StarMath 5.0">LAST COLUMN'( %ieta  )</annotation>
  </semantics>
</math>
</file>

<file path=Object 63/content.xml><?xml version="1.0" encoding="utf-8"?>
<math xmlns="http://www.w3.org/1998/Math/MathML" display="block">
  <semantics>
    <mi>π</mi>
    <annotation encoding="StarMath 5.0">%ipi </annotation>
  </semantics>
</math>
</file>

<file path=Object 64/content.xml><?xml version="1.0" encoding="utf-8"?>
<math xmlns="http://www.w3.org/1998/Math/MathML" display="block">
  <semantics>
    <mi>l</mi>
    <annotation encoding="StarMath 5.0">l</annotation>
  </semantics>
</math>
</file>

<file path=Object 65/content.xml><?xml version="1.0" encoding="utf-8"?>
<math xmlns="http://www.w3.org/1998/Math/MathML" display="block">
  <semantics>
    <mrow>
      <mi mathvariant="italic">LAST</mi>
      <mi mathvariant="italic">ROW</mi>
      <mrow>
        <mo fence="true" stretchy="false">(</mo>
        <mrow>
          <mi>k</mi>
        </mrow>
        <mo fence="true" stretchy="false">)</mo>
      </mrow>
    </mrow>
    <annotation encoding="StarMath 5.0">LAST ROW( k )</annotation>
  </semantics>
</math>
</file>

<file path=Object 66/content.xml><?xml version="1.0" encoding="utf-8"?>
<math xmlns="http://www.w3.org/1998/Math/MathML" display="block">
  <semantics>
    <mrow>
      <mi mathvariant="italic">LAST</mi>
      <mi mathvariant="italic">COLUMN</mi>
      <mi>'</mi>
      <mrow>
        <mo fence="true" stretchy="false">(</mo>
        <mrow>
          <mi>k</mi>
        </mrow>
        <mo fence="true" stretchy="false">)</mo>
      </mrow>
    </mrow>
    <annotation encoding="StarMath 5.0">LAST COLUMN'( k )</annotation>
  </semantics>
</math>
</file>

<file path=Object 67/content.xml><?xml version="1.0" encoding="utf-8"?>
<math xmlns="http://www.w3.org/1998/Math/MathML" display="block">
  <semantics>
    <mfrac>
      <msub>
        <mi>A</mi>
        <mrow>
          <msub>
            <mi>π</mi>
            <mi>i</mi>
          </msub>
          <mi>,</mi>
          <mi>k</mi>
        </mrow>
      </msub>
      <msub>
        <mi>A</mi>
        <mrow>
          <mi>k</mi>
          <mi>,</mi>
          <mi>k</mi>
        </mrow>
      </msub>
    </mfrac>
    <annotation encoding="StarMath 5.0">{A_{%ipi_i,k}} over {A_{k,k}} </annotation>
  </semantics>
</math>
</file>

<file path=Object 68/content.xml><?xml version="1.0" encoding="utf-8"?>
<math xmlns="http://www.w3.org/1998/Math/MathML" display="block">
  <semantics>
    <msub>
      <mi>A</mi>
      <mrow>
        <msub>
          <mi>π</mi>
          <mi>i</mi>
        </msub>
        <mi>,</mi>
        <mi>k</mi>
      </mrow>
    </msub>
    <annotation encoding="StarMath 5.0">A_{%ipi_i,k}</annotation>
  </semantics>
</math>
</file>

<file path=Object 69/content.xml><?xml version="1.0" encoding="utf-8"?>
<math xmlns="http://www.w3.org/1998/Math/MathML" display="block">
  <semantics>
    <msub>
      <mi>A</mi>
      <mrow>
        <msub>
          <mi>π</mi>
          <mi>i</mi>
        </msub>
        <mi>,</mi>
        <mi>j</mi>
      </mrow>
    </msub>
    <annotation encoding="StarMath 5.0">A_{%ipi_i,j}</annotation>
  </semantics>
</math>
</file>

<file path=Object 7/content.xml><?xml version="1.0" encoding="utf-8"?>
<math xmlns="http://www.w3.org/1998/Math/MathML" display="block">
  <semantics>
    <mrow>
      <mrow>
        <mi>j</mi>
        <mo stretchy="false">=</mo>
        <mrow>
          <mi>i</mi>
          <mo stretchy="false">+</mo>
          <mn>1</mn>
        </mrow>
      </mrow>
      <mi>,</mi>
      <mn>...</mn>
      <mi>,</mi>
      <mi>n</mi>
    </mrow>
    <annotation encoding="StarMath 5.0">j=i+1, ...,n</annotation>
  </semantics>
</math>
</file>

<file path=Object 70/content.xml><?xml version="1.0" encoding="utf-8"?>
<math xmlns="http://www.w3.org/1998/Math/MathML" display="block">
  <semantics>
    <msub>
      <mi>A</mi>
      <mrow>
        <msub>
          <mi>π</mi>
          <mi>k</mi>
        </msub>
        <mi>,</mi>
        <mi>j</mi>
      </mrow>
    </msub>
    <annotation encoding="StarMath 5.0">A_{%ipi_k,j}</annotation>
  </semantics>
</math>
</file>

<file path=Object 71/content.xml><?xml version="1.0" encoding="utf-8"?>
<math xmlns="http://www.w3.org/1998/Math/MathML" display="block">
  <semantics>
    <msub>
      <mi>b</mi>
      <msub>
        <mi>π</mi>
        <mi>i</mi>
      </msub>
    </msub>
    <annotation encoding="StarMath 5.0">b_{%ipi_i}</annotation>
  </semantics>
</math>
</file>

<file path=Object 72/content.xml><?xml version="1.0" encoding="utf-8"?>
<math xmlns="http://www.w3.org/1998/Math/MathML" display="block">
  <semantics>
    <msub>
      <mi>b</mi>
      <msub>
        <mi>π</mi>
        <mi>k</mi>
      </msub>
    </msub>
    <annotation encoding="StarMath 5.0">b_{%ipi_k}</annotation>
  </semantics>
</math>
</file>

<file path=Object 73/content.xml><?xml version="1.0" encoding="utf-8"?>
<math xmlns="http://www.w3.org/1998/Math/MathML" display="block">
  <semantics>
    <mi>π</mi>
    <annotation encoding="StarMath 5.0">%ipi </annotation>
  </semantics>
</math>
</file>

<file path=Object 74/content.xml><?xml version="1.0" encoding="utf-8"?>
<math xmlns="http://www.w3.org/1998/Math/MathML" display="block">
  <semantics>
    <mrow>
      <mo fence="true" stretchy="false">{</mo>
      <mrow>
        <mrow>
          <mn>1</mn>
          <mi>,</mi>
          <mn>2</mn>
          <mi>,</mi>
          <mn>...</mn>
          <mi>,</mi>
          <mi>n</mi>
        </mrow>
      </mrow>
      <mo fence="true" stretchy="false">}</mo>
    </mrow>
    <annotation encoding="StarMath 5.0">lbrace 1, 2, ..., n rbrace </annotation>
  </semantics>
</math>
</file>

<file path=Object 75/content.xml><?xml version="1.0" encoding="utf-8"?>
<math xmlns="http://www.w3.org/1998/Math/MathML" display="block">
  <semantics>
    <mi>m</mi>
    <annotation encoding="StarMath 5.0">m</annotation>
  </semantics>
</math>
</file>

<file path=Object 76/content.xml><?xml version="1.0" encoding="utf-8"?>
<math xmlns="http://www.w3.org/1998/Math/MathML" display="block">
  <semantics>
    <mrow>
      <mrow>
        <msub>
          <mi>A</mi>
          <mrow>
            <msub>
              <mi>π</mi>
              <mi>m</mi>
            </msub>
            <mi>,</mi>
            <mi>k</mi>
          </mrow>
        </msub>
        <mo stretchy="false">=</mo>
        <mi mathvariant="italic">max</mi>
      </mrow>
      <mrow>
        <mo fence="true" stretchy="false">(</mo>
        <mrow>
          <mrow>
            <mrow>
              <mo fence="true" stretchy="false">|</mo>
              <mrow>
                <msub>
                  <mi>A</mi>
                  <mrow>
                    <msub>
                      <mi>π</mi>
                      <mi>q</mi>
                    </msub>
                    <mi>,</mi>
                    <mi>k</mi>
                  </mrow>
                </msub>
              </mrow>
              <mo fence="true" stretchy="false">|</mo>
            </mrow>
            <mi mathvariant="normal">:</mi>
            <mi>q</mi>
            <mi mathvariant="normal">∈</mi>
            <mrow>
              <mo fence="true" stretchy="true">{</mo>
              <mrow>
                <mrow>
                  <mi>i</mi>
                  <mi>,</mi>
                  <mn>...</mn>
                  <mi>,</mi>
                  <mi mathvariant="italic">lastrow</mi>
                </mrow>
              </mrow>
              <mo fence="true" stretchy="true">}</mo>
            </mrow>
          </mrow>
        </mrow>
        <mo fence="true" stretchy="false">)</mo>
      </mrow>
    </mrow>
    <annotation encoding="StarMath 5.0">A_{ %ipi_m,k } = max ( lline A_{ %ipi_q,k } rline : q %element left lbrace i,...,lastrow right rbrace  ) </annotation>
  </semantics>
</math>
</file>

<file path=Object 77/content.xml><?xml version="1.0" encoding="utf-8"?>
<math xmlns="http://www.w3.org/1998/Math/MathML" display="block">
  <semantics>
    <mrow>
      <msub>
        <mi>π</mi>
        <mi>k</mi>
      </msub>
      <mi>,</mi>
      <msub>
        <mi>π</mi>
        <mi>r</mi>
      </msub>
    </mrow>
    <annotation encoding="StarMath 5.0">%ipi_k, %ipi_r</annotation>
  </semantics>
</math>
</file>

<file path=Object 78/content.xml><?xml version="1.0" encoding="utf-8"?>
<math xmlns="http://www.w3.org/1998/Math/MathML" display="block">
  <semantics>
    <mrow>
      <msub>
        <mi>π</mi>
        <mi>r</mi>
      </msub>
      <mi>,</mi>
      <msub>
        <mi>π</mi>
        <mi>k</mi>
      </msub>
    </mrow>
    <annotation encoding="StarMath 5.0">%ipi_r, %ipi_k</annotation>
  </semantics>
</math>
</file>

<file path=Object 8/content.xml><?xml version="1.0" encoding="utf-8"?>
<math xmlns="http://www.w3.org/1998/Math/MathML" display="block">
  <semantics>
    <mfrac>
      <msub>
        <mi>A</mi>
        <mrow>
          <mi>i</mi>
          <mi>,</mi>
          <mi>k</mi>
        </mrow>
      </msub>
      <msub>
        <mi>A</mi>
        <mrow>
          <mi>k</mi>
          <mi>,</mi>
          <mi>k</mi>
        </mrow>
      </msub>
    </mfrac>
    <annotation encoding="StarMath 5.0">{A_{i,k}} over {A_{k,k}} </annotation>
  </semantics>
</math>
</file>

<file path=Object 9/content.xml><?xml version="1.0" encoding="utf-8"?>
<math xmlns="http://www.w3.org/1998/Math/MathML" display="block">
  <semantics>
    <msub>
      <mi>A</mi>
      <mi>i</mi>
    </msub>
    <annotation encoding="StarMath 5.0">A_i</annotation>
  </semantics>
</math>
</file>